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262393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9"><text:span text:style-name="T15"><draw:frame draw:style-name="fr1" draw:name="image:asimage(item.product_id.default_photo or False)" text:anchor-type="as-char" svg:height="2.104cm" style:rel-height="100%" draw:z-index="4"><draw:text-box fo:min-width="4.36cm"><text:p text:style-name="P37"/></draw:text-box></draw:frame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draw:frame draw:style-name="fr1" draw:name="image: asimage(item.product_id.default_photo or False)" text:anchor-type="as-char" svg:height="2.104cm" style:rel-height="100%" draw:z-index="5"><draw:text-box fo:min-width="4.36cm"><text:p text:style-name="P37"/></draw:text-box></draw:frame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22M5S</meta:editing-duration>
    <meta:editing-cycles>181</meta:editing-cycles>
    <meta:generator>LibreOffice/4.3.3.2$Linux_X86_64 LibreOffice_project/430m0$Build-2</meta:generator>
    <meta:initial-creator>Nicola Riolini</meta:initial-creator>
    <dc:date>2015-07-21T18:36:36.118501509</dc:date>
    <dc:creator>thebrush </dc:creator>
    <meta:document-statistic meta:table-count="8" meta:image-count="2" meta:object-count="0" meta:page-count="2" meta:paragraph-count="96" meta:word-count="346" meta:character-count="2001" meta:non-whitespace-character-count="1888"/>
    <meta:user-defined meta:name="Info 1"/>
    <meta:user-defined meta:name="Info 2"/>
    <meta:user-defined meta:name="Info 3"/>
    <meta:user-defined meta:name="Info 4"/>
  </office:meta>
</office:document-meta>
</file>